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7D0000004C8F10C78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ccffcc" draw:textarea-horizontal-align="justify" draw:textarea-vertical-align="middle" draw:auto-grow-height="false" fo:padding-top="0.191cm" fo:padding-bottom="0.191cm" fo:padding-left="0.191cm" fo:padding-right="0.191cm" fo:wrap-option="wrap" draw:shadow="hidden"/>
    </style:style>
    <style:style style:name="gr2" style:family="graphic" style:parent-style-name="standard">
      <style:graphic-properties draw:stroke="solid" svg:stroke-width="0.026cm" svg:stroke-color="#000000" draw:stroke-linejoin="miter" draw:fill="solid" draw:fill-color="#ccffcc" draw:textarea-horizontal-align="justify" draw:textarea-vertical-align="middle" draw:auto-grow-height="false" fo:padding-top="0.13cm" fo:padding-bottom="0.13cm" fo:padding-left="0.25cm" fo:padding-right="0.25cm" fo:wrap-option="wrap" draw:shadow="hidden"/>
    </style:style>
    <style:style style:name="gr3" style:family="graphic" style:parent-style-name="standard">
      <style:graphic-properties draw:stroke="solid" svg:stroke-width="0.071cm" svg:stroke-color="#000000" draw:stroke-linejoin="miter" draw:fill="solid" draw:fill-color="#ffff99"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solid" svg:stroke-width="0.071cm" svg:stroke-color="#000000" draw:marker-start-width="0.247cm" draw:marker-end-width="0.247cm" draw:stroke-linejoin="miter" draw:fill="solid" draw:fill-color="#e6e64c" draw:textarea-horizontal-align="justify" draw:textarea-vertical-align="middle" draw:auto-grow-height="false" fo:padding-top="0.087cm" fo:padding-bottom="0.087cm" fo:padding-left="0.207cm" fo:padding-right="0.207cm" fo:wrap-option="wrap" draw:shadow="hidden"/>
    </style:style>
    <style:style style:name="gr5" style:family="graphic" style:parent-style-name="standard">
      <style:graphic-properties svg:stroke-width="0.071cm" draw:marker-start-width="0.406cm" draw:marker-end-width="0.406cm" draw:fill-color="#e6e64c" draw:textarea-horizontal-align="justify" draw:textarea-vertical-align="middle" draw:auto-grow-height="false" fo:min-height="0cm" fo:min-width="0cm" fo:padding-top="0.16cm" fo:padding-bottom="0.16cm" fo:padding-left="0.285cm" fo:padding-right="0.285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fill-color="#ffcc99" draw:textarea-vertical-align="middle" draw:auto-grow-height="false" fo:min-height="0.749cm" fo:min-width="0.499cm"/>
    </style:style>
    <style:style style:name="pr1" style:family="presentation" style:parent-style-name="Default-notes">
      <style:graphic-properties draw:stroke="none" draw:fill="none" draw:fill-color="#ffffff" draw:auto-grow-height="true" fo:min-height="11.428cm" draw:shadow="hidden"/>
    </style:style>
    <style:style style:name="P1" style:family="paragraph">
      <style:paragraph-properties fo:margin-left="0cm" fo:margin-right="0cm" fo:line-height="95%" fo:text-align="center" text:enable-numbering="false" fo:text-indent="0cm"/>
    </style:style>
    <style:style style:name="P2" style:family="paragraph">
      <style:paragraph-properties style:writing-mode="lr-tb"/>
    </style:style>
    <style:style style:name="P3" style:family="paragraph">
      <style:paragraph-properties fo:margin-left="0cm" fo:margin-right="0cm" fo:line-height="102%" fo:text-align="center" text:enable-numbering="false" fo:text-indent="0cm"/>
    </style:style>
    <style:style style:name="P4" style:family="paragraph">
      <style:paragraph-properties fo:margin-left="0cm" fo:margin-right="0cm" fo:line-height="102%" fo:text-align="center" text:enable-numbering="false" fo:text-indent="0cm" style:writing-mode="lr-tb"/>
      <style:text-properties fo:font-family="Arial" style:font-family-generic="swiss" style:font-pitch="variable" fo:font-size="20pt"/>
    </style:style>
    <style:style style:name="P5" style:family="paragraph">
      <style:paragraph-properties fo:margin-left="0cm" fo:margin-right="0cm" fo:line-height="102%" fo:text-align="center" text:enable-numbering="false" fo:text-indent="0cm"/>
      <style:text-properties fo:font-family="Arial" style:font-family-generic="swiss" style:font-pitch="variable" fo:font-size="20pt"/>
    </style:style>
    <style:style style:name="P6" style:family="paragraph">
      <style:paragraph-properties fo:text-align="center"/>
    </style:style>
    <style:style style:name="P7" style:family="paragraph">
      <style:paragraph-properties fo:margin-left="0cm" fo:margin-right="0cm" fo:text-align="center" text:enable-numbering="false" fo:text-indent="0cm"/>
    </style:style>
    <style:style style:name="P8" style:family="paragraph">
      <style:paragraph-properties fo:margin-left="0cm" fo:margin-right="0cm" fo:text-indent="0cm"/>
    </style:style>
    <style:style style:name="T1" style:family="text">
      <style:text-properties fo:font-family="'Times New Roman'" style:font-pitch="variable" fo:font-style="italic"/>
    </style:style>
    <style:style style:name="T2" style:family="text">
      <style:text-properties fo:font-family="'Times New Roman'" style:font-pitch="variable"/>
    </style:style>
    <style:style style:name="T3" style:family="text">
      <style:text-properties fo:color="#000000" style:text-outline="false" style:text-line-through-style="none" style:text-position="0% 100%" fo:font-family="Symbol" style:font-family-generic="roman" style:font-pitch="variable" style:font-charset="x-symbol" fo:font-size="18pt" fo:font-style="normal" fo:text-shadow="none" style:text-underline-style="none" fo:font-weight="normal" style:font-family-asian="Symbol" style:font-charset-asian="x-symbol" style:font-size-asian="12pt" style:font-style-asian="normal" style:font-weight-asian="normal" style:font-family-complex="Symbol" style:font-charset-complex="x-symbol" style:font-size-complex="12pt" style:font-style-complex="normal" style:font-weight-complex="normal" style:text-emphasize="none" style:font-relief="none"/>
    </style:style>
    <style:style style:name="T4" style:family="text">
      <style:text-properties style:text-position="-25% 58%" fo:font-family="Symbol" style:font-family-generic="roman" style:font-pitch="variable" style:font-charset="x-symbol" fo:font-size="24pt" style:font-size-asian="24pt" style:font-size-complex="24pt"/>
    </style:style>
    <style:style style:name="T5" style:family="text">
      <style:text-properties fo:font-family="Arial" style:font-family-generic="swiss" style:font-pitch="variable" fo:font-size="20pt" style:font-size-asian="22pt" style:font-size-complex="22pt"/>
    </style:style>
    <style:style style:name="T6" style:family="text">
      <style:text-properties fo:font-size="13pt" fo:font-weight="bold" style:font-size-asian="13pt" style:font-size-complex="13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Default">
        <draw:custom-shape draw:style-name="gr1" draw:text-style-name="P2" draw:id="id1" draw:layer="layout" svg:width="1.684cm" svg:height="1.199cm" draw:transform="rotate (3.1415926535892) translate (3.003cm 4.809cm)">
          <text:p text:style-name="P1"><text:span text:style-name="T1">m</text:span></text:p>
          <draw:enhanced-geometry draw:text-rotate-angle="-180" svg:viewBox="0 0 21600 21600" draw:glue-points="10800 0 0 10800 10800 21600 21600 10800" draw:text-areas="0 0 21600 ?f11" draw:type="paper" draw:modifiers="1573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2" draw:id="id2" draw:layer="layout" svg:width="2.946cm" svg:height="1.478cm" svg:x="3.832cm" svg:y="3.47cm">
          <text:p text:style-name="P1"><text:span text:style-name="T1">c</text:span><text:span text:style-name="T2"> </text:span><text:span text:style-name="T3"></text:span><text:span text:style-name="T2"> </text:span><text:span text:style-name="T1">E</text:span><text:span text:style-name="T4"></text:span>(<text:span text:style-name="T1">m</text:span>)</text:p>
          <draw:enhanced-geometry svg:viewBox="0 0 21600 21600" draw:type="rectangle" draw:enhanced-path="M 0 0 L 21600 0 21600 21600 0 21600 0 0 Z N"/>
        </draw:custom-shape>
        <draw:g draw:id="id9">
          <draw:custom-shape draw:style-name="gr3" draw:text-style-name="P2" draw:layer="layout" svg:width="0.68cm" svg:height="0.278cm" draw:transform="rotate (1.5707963267946) translate (20.097cm 6.884cm)">
            <text:p text:style-name="P8"/>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 draw:text-style-name="P2" draw:layer="layout" svg:width="1.226cm" svg:height="0.322cm" svg:x="19.149cm" svg:y="6.204cm">
            <text:p text:style-name="P8"/>
            <draw:enhanced-geometry svg:viewBox="0 0 21600 21600" draw:type="rectangle" draw:enhanced-path="M 0 0 L 21600 0 21600 21600 0 21600 0 0 Z N"/>
          </draw:custom-shape>
          <draw:custom-shape draw:style-name="gr4" draw:text-style-name="P4" draw:layer="layout" svg:width="0.878cm" svg:height="1.023cm" svg:x="18.342cm" svg:y="5.847cm">
            <text:p text:style-name="P3"><text:span text:style-name="T5">B</text:span></text:p>
            <draw:enhanced-geometry svg:viewBox="0 0 21600 21600" draw:glue-points="10800 0 3160 3160 0 10800 3160 18440 10800 21600 18440 18440 21600 10800 18440 3160" draw:text-areas="3200 3200 18400 18400" draw:type="ellipse"/>
          </draw:custom-shape>
        </draw:g>
        <draw:custom-shape draw:style-name="gr2" draw:text-style-name="P2" draw:id="id6" draw:layer="layout" svg:width="2.944cm" svg:height="1.478cm" svg:x="17.886cm" svg:y="3.47cm">
          <text:p text:style-name="P1"><text:span text:style-name="T1">m</text:span><text:span text:style-name="T2"> </text:span><text:span text:style-name="T3"></text:span><text:span text:style-name="T2"> </text:span><text:span text:style-name="T1">D</text:span><text:span text:style-name="T4"></text:span>(<text:span text:style-name="T1">c</text:span>)</text:p>
          <draw:enhanced-geometry svg:viewBox="0 0 21600 21600" draw:type="rectangle" draw:enhanced-path="M 0 0 L 21600 0 21600 21600 0 21600 0 0 Z N"/>
        </draw:custom-shape>
        <draw:custom-shape draw:style-name="gr1" draw:text-style-name="P2" draw:id="id3" draw:layer="layout" svg:width="1.684cm" svg:height="1.199cm" draw:transform="rotate (3.1415926535892) translate (9.3cm 4.809cm)">
          <text:p text:style-name="P1"><text:span text:style-name="T1">c</text:span></text:p>
          <draw:enhanced-geometry draw:text-rotate-angle="-180" svg:viewBox="0 0 21600 21600" draw:glue-points="10800 0 0 10800 10800 21600 21600 10800" draw:text-areas="0 0 21600 ?f11" draw:type="paper" draw:modifiers="1573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2" draw:id="id7" draw:layer="layout" svg:width="1.685cm" svg:height="1.199cm" draw:transform="rotate (3.1415926535892) translate (23.437cm 4.809cm)">
          <text:p text:style-name="P1"><text:span text:style-name="T1">m</text:span></text:p>
          <draw:enhanced-geometry draw:text-rotate-angle="-180" svg:viewBox="0 0 21600 21600" draw:glue-points="10800 0 0 10800 10800 21600 21600 10800" draw:text-areas="0 0 21600 ?f11" draw:type="paper" draw:modifiers="1573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2" draw:id="id5" draw:layer="layout" svg:width="1.684cm" svg:height="1.199cm" draw:transform="rotate (3.1415926535892) translate (16.986cm 4.809cm)">
          <text:p text:style-name="P1"><text:span text:style-name="T1">c</text:span></text:p>
          <draw:enhanced-geometry draw:text-rotate-angle="-180" svg:viewBox="0 0 21600 21600" draw:glue-points="10800 0 0 10800 10800 21600 21600 10800" draw:text-areas="0 0 21600 ?f11" draw:type="paper" draw:modifiers="1573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id="id8">
          <draw:custom-shape draw:style-name="gr3" draw:text-style-name="P2" draw:layer="layout" svg:width="0.679cm" svg:height="0.278cm" draw:transform="rotate (1.5707963267946) translate (6.044cm 6.878cm)">
            <text:p text:style-name="P8"/>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 draw:text-style-name="P2" draw:layer="layout" svg:width="1.226cm" svg:height="0.322cm" svg:x="5.096cm" svg:y="6.2cm">
            <text:p text:style-name="P8"/>
            <draw:enhanced-geometry svg:viewBox="0 0 21600 21600" draw:type="rectangle" draw:enhanced-path="M 0 0 L 21600 0 21600 21600 0 21600 0 0 Z N"/>
          </draw:custom-shape>
          <draw:custom-shape draw:style-name="gr5" draw:text-style-name="P5" draw:layer="layout" svg:width="0.878cm" svg:height="1.023cm" svg:x="4.289cm" svg:y="5.843cm">
            <text:p text:style-name="P3"><text:span text:style-name="T5">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6" draw:text-style-name="P6" draw:layer="layout" draw:type="line" svg:x1="3.003cm" svg:y1="4.209cm" svg:x2="3.832cm" svg:y2="4.209cm" draw:start-shape="id1" draw:start-glue-point="7" draw:end-shape="id2" draw:end-glue-point="3">
          <text:p text:style-name="P8"/>
        </draw:connector>
        <draw:connector draw:style-name="gr6" draw:text-style-name="P6" draw:layer="layout" draw:type="line" svg:x1="6.778cm" svg:y1="4.209cm" svg:x2="7.616cm" svg:y2="4.209cm" draw:start-shape="id2" draw:start-glue-point="1" draw:end-shape="id3" draw:end-glue-point="5">
          <text:p text:style-name="P8"/>
        </draw:connector>
        <draw:connector draw:style-name="gr6" draw:text-style-name="P6" draw:layer="layout" draw:type="line" svg:x1="9.3cm" svg:y1="4.209cm" svg:x2="10.732cm" svg:y2="4.206cm" draw:start-shape="id3" draw:start-glue-point="7" draw:end-shape="id4" draw:end-glue-point="3">
          <text:p text:style-name="P8"/>
        </draw:connector>
        <draw:connector draw:style-name="gr6" draw:text-style-name="P6" draw:layer="layout" draw:type="line" svg:x1="13.732cm" svg:y1="4.206cm" svg:x2="15.302cm" svg:y2="4.209cm" draw:start-shape="id4" draw:start-glue-point="1" draw:end-shape="id5" draw:end-glue-point="5">
          <text:p text:style-name="P8"/>
        </draw:connector>
        <draw:connector draw:style-name="gr6" draw:text-style-name="P6" draw:layer="layout" draw:type="line" svg:x1="16.986cm" svg:y1="4.209cm" svg:x2="17.886cm" svg:y2="4.209cm" draw:start-shape="id5" draw:start-glue-point="7" draw:end-shape="id6" draw:end-glue-point="3">
          <text:p text:style-name="P8"/>
        </draw:connector>
        <draw:connector draw:style-name="gr6" draw:text-style-name="P6" draw:layer="layout" draw:type="line" svg:x1="20.83cm" svg:y1="4.209cm" svg:x2="21.752cm" svg:y2="4.209cm" draw:start-shape="id6" draw:start-glue-point="1" draw:end-shape="id7" draw:end-glue-point="5">
          <text:p text:style-name="P8"/>
        </draw:connector>
        <draw:connector draw:style-name="gr6" draw:text-style-name="P6" draw:layer="layout" draw:type="line" svg:x1="5.305cm" svg:y1="5.843cm" svg:x2="5.305cm" svg:y2="4.948cm" draw:start-shape="id8" draw:start-glue-point="0" draw:end-shape="id2" draw:end-glue-point="2">
          <text:p text:style-name="P8"/>
        </draw:connector>
        <draw:connector draw:style-name="gr6" draw:text-style-name="P6" draw:layer="layout" draw:type="line" svg:x1="19.358cm" svg:y1="5.847cm" svg:x2="19.358cm" svg:y2="4.948cm" draw:start-shape="id9" draw:start-glue-point="0" draw:end-shape="id6" draw:end-glue-point="2">
          <text:p text:style-name="P8"/>
        </draw:connector>
        <draw:custom-shape draw:style-name="gr7" draw:text-style-name="P7" draw:id="id4" draw:layer="layout" svg:width="3cm" svg:height="2.5cm" svg:x="10.732cm" svg:y="2.956cm">
          <text:p text:style-name="P7"><text:span text:style-name="T6">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presentation:notes draw:style-name="dp2">
          <draw:page-thumbnail draw:layer="layout" svg:width="12.7cm" svg:height="9.525cm" svg:x="3.175cm" svg:y="1.931cm" draw:page-number="1"/>
          <draw:frame presentation:style-name="pr1" draw:text-style-name="P8" draw:layer="layout" svg:width="15.236cm" svg:height="11.428cm" svg:x="1.905cm" svg:y="12.065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fill-image draw:name="Bitmape_20_1" draw:display-name="Bitmape 1" xlink:href="Pictures/100000000000007D0000004C8F10C784.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93%" fo:text-align="center"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family-complex="'Arial Unicode MS'" style:font-pitch-complex="variable" style:font-size-complex="18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93%" fo:text-align="start" text:enable-numbering="true"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59cm" fo:margin-right="0cm" fo:margin-top="0.246cm" fo:margin-bottom="0cm" fo:line-height="93%" fo:text-align="start" text:enable-numbering="true"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Arial Unicode MS'" style:font-pitch-asian="variable" style:font-size-asian="28pt" style:font-family-complex="'Arial Unicode MS'" style:font-pitch-complex="variable" style:font-size-complex="28pt" style:font-relief="none"/>
    </style:style>
    <style:style style:name="Default-outline3" style:family="presentation" style:parent-style-name="Default-outline2">
      <style:paragraph-properties fo:margin-left="3.175cm" fo:margin-right="0cm" fo:margin-top="0.211cm" fo:margin-bottom="0cm" fo:line-height="93%" fo:text-align="start" text:enable-numbering="true"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Arial Unicode MS'" style:font-pitch-asian="variable" style:font-size-asian="24pt" style:font-family-complex="'Arial Unicode MS'" style:font-pitch-complex="variable" style:font-size-complex="24pt" style:font-relief="none"/>
    </style:style>
    <style:style style:name="Default-outline4" style:family="presentation" style:parent-style-name="Default-outline3">
      <style:paragraph-properties fo:margin-left="4.445cm" fo:margin-right="0cm" fo:margin-top="0.176cm" fo:margin-bottom="0cm" fo:line-height="93%" fo:text-align="start" text:enable-numbering="true"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pitch-asian="variable" style:font-size-asian="20pt" style:font-family-complex="'Arial Unicode MS'" style:font-pitch-complex="variable" style:font-size-complex="20pt" style:font-relief="none"/>
    </style:style>
    <style:style style:name="Default-outline5" style:family="presentation" style:parent-style-name="Default-outline4">
      <style:paragraph-properties fo:margin-left="5.715cm" fo:margin-right="0cm" fo:margin-top="0.176cm" fo:margin-bottom="0cm" fo:line-height="93%"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pitch-asian="variable" style:font-size-asian="20pt" style:font-family-complex="'Arial Unicode MS'" style:font-pitch-complex="variable" style:font-size-complex="20pt" style:font-relief="none"/>
    </style:style>
    <style:style style:name="Default-outline6" style:family="presentation" style:parent-style-name="Default-outline5">
      <style:paragraph-properties fo:margin-left="5.715cm" fo:margin-right="0cm" fo:margin-top="0.176cm" fo:margin-bottom="0cm" fo:line-height="93%"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pitch-asian="variable" style:font-size-asian="20pt" style:font-family-complex="'Arial Unicode MS'" style:font-pitch-complex="variable" style:font-size-complex="20pt" style:font-relief="none"/>
    </style:style>
    <style:style style:name="Default-outline7" style:family="presentation" style:parent-style-name="Default-outline6">
      <style:paragraph-properties fo:margin-left="5.715cm" fo:margin-right="0cm" fo:margin-top="0.176cm" fo:margin-bottom="0cm" fo:line-height="93%"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pitch-asian="variable" style:font-size-asian="20pt" style:font-family-complex="'Arial Unicode MS'" style:font-pitch-complex="variable" style:font-size-complex="20pt" style:font-relief="none"/>
    </style:style>
    <style:style style:name="Default-outline8" style:family="presentation" style:parent-style-name="Default-outline7">
      <style:paragraph-properties fo:margin-left="5.715cm" fo:margin-right="0cm" fo:margin-top="0.176cm" fo:margin-bottom="0cm" fo:line-height="93%"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pitch-asian="variable" style:font-size-asian="20pt" style:font-family-complex="'Arial Unicode MS'" style:font-pitch-complex="variable" style:font-size-complex="20pt" style:font-relief="none"/>
    </style:style>
    <style:style style:name="Default-outline9" style:family="presentation" style:parent-style-name="Default-outline8">
      <style:paragraph-properties fo:margin-left="5.715cm" fo:margin-right="0cm" fo:margin-top="0.176cm" fo:margin-bottom="0cm" fo:line-height="93%"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pitch-asian="variable" style:font-size-asian="20pt" style:font-family-complex="'Arial Unicode MS'" style:font-pitch-complex="variable" style:font-size-complex="20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pr1" style:family="presentation" style:parent-style-name="Default-backgroundobjects" style:list-style-name="L1">
      <style:graphic-properties draw:stroke="none" draw:fill="none" draw:fill-color="#ffffff" draw:textarea-horizontal-align="left" draw:textarea-vertical-align="top" draw:auto-grow-height="false" draw:auto-grow-width="false" fo:min-height="1.32cm" fo:min-width="0cm" fo:padding-top="0.13cm" fo:padding-bottom="0.13cm" fo:padding-left="0.25cm" fo:padding-right="0.25cm" fo:wrap-option="no-wrap" draw:shadow="hidden" draw:shadow-color="#808080"/>
    </style:style>
    <style:style style:name="pr2" style:family="presentation" style:parent-style-name="Default-backgroundobjects" style:list-style-name="L1">
      <style:graphic-properties draw:stroke="none" draw:fill="none" draw:fill-color="#ffffff" draw:textarea-horizontal-align="justify" draw:textarea-vertical-align="top" draw:auto-grow-height="false" draw:auto-grow-width="false" fo:min-height="1.32cm" fo:min-width="0cm" fo:padding-top="0.13cm" fo:padding-bottom="0.13cm" fo:padding-left="0.25cm" fo:padding-right="0.25cm" fo:wrap-option="no-wrap" draw:shadow="hidden" draw:shadow-color="#808080"/>
    </style:style>
    <style:style style:name="pr3" style:family="presentation" style:parent-style-name="Default-backgroundobjects" style:list-style-name="L1">
      <style:graphic-properties draw:stroke="none" draw:fill="none" draw:fill-color="#ffffff" draw:textarea-horizontal-align="right" draw:textarea-vertical-align="top" draw:auto-grow-height="false" draw:auto-grow-width="false" fo:min-height="1.3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line-height="93%" text:enable-numbering="false" fo:text-indent="0cm" style:punctuation-wrap="hanging" style:line-break="strict" style:writing-mode="lr-tb"/>
      <style:text-properties fo:font-size="14pt" style:font-size-asian="14pt" style:font-size-complex="14pt"/>
    </style:style>
    <style:style style:name="P4" style:family="paragraph">
      <style:paragraph-properties fo:margin-left="0cm" fo:margin-right="0cm" fo:line-height="93%" fo:text-align="center" text:enable-numbering="false" fo:text-indent="0cm" style:punctuation-wrap="hanging" style:line-break="strict" style:writing-mode="lr-tb"/>
      <style:text-properties fo:font-size="14pt" style:font-size-asian="14pt" style:font-size-complex="14pt"/>
    </style:style>
    <style:style style:name="P5" style:family="paragraph">
      <style:paragraph-properties fo:margin-left="0cm" fo:margin-right="0cm" fo:line-height="93%" fo:text-align="end" text:enable-numbering="false" fo:text-indent="0cm" style:punctuation-wrap="hanging" style:line-break="strict" style:writing-mode="lr-tb"/>
      <style:text-properties fo:font-size="14pt" style:font-size-asian="14pt" style:font-size-complex="14pt"/>
    </style:style>
    <style:style style:name="P6" style:family="paragraph">
      <style:paragraph-properties fo:text-align="center"/>
    </style:style>
    <style:style style:name="T1" style:family="text">
      <style:text-properties fo:font-size="14pt" style:font-size-asian="14pt" style:font-size-complex="14pt"/>
    </style:style>
    <style:style style:name="T2" style:family="text">
      <style:text-properties fo:font-size="14pt" fo:language="en" fo:country="GB" style:font-size-asian="14pt" style:font-size-complex="14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1</text:page-number></text:span></text:p>
        </draw:text-box>
      </draw:frame>
    </style:handout-master>
    <style:master-page style:name="Default" style:page-layout-name="PM1" draw:style-name="dp1">
      <draw:frame presentation:style-name="Default-title" draw:layer="backgroundobjects" svg:width="22.856cm" svg:height="3.171cm" svg:x="1.27cm" svg:y="0.763cm" presentation:class="title" presentation:placeholder="true">
        <draw:text-box/>
      </draw:frame>
      <draw:frame presentation:style-name="Default-outline1" draw:layer="backgroundobjects" svg:width="22.856cm" svg:height="12.569cm" svg:x="1.27cm" svg:y="4.445cm" presentation:class="outline" presentation:placeholder="true">
        <draw:text-box/>
      </draw:frame>
      <draw:frame presentation:style-name="pr1" draw:text-style-name="P3" draw:layer="backgroundobjects" svg:width="5.922cm" svg:height="1.319cm" svg:x="1.27cm" svg:y="17.348cm" presentation:class="date-time">
        <draw:text-box>
          <text:p text:style-name="P3"><text:span text:style-name="T2"><presentation:date-time/></text:span></text:p>
        </draw:text-box>
      </draw:frame>
      <draw:frame presentation:style-name="pr2" draw:text-style-name="P4" draw:layer="backgroundobjects" svg:width="8.039cm" svg:height="1.319cm" svg:x="8.677cm" svg:y="17.348cm" presentation:class="footer">
        <draw:text-box>
          <text:p text:style-name="P4"><text:span text:style-name="T2"><presentation:footer/></text:span></text:p>
        </draw:text-box>
      </draw:frame>
      <draw:frame presentation:style-name="pr3" draw:text-style-name="P5" draw:layer="backgroundobjects" svg:width="5.923cm" svg:height="1.319cm" svg:x="18.202cm" svg:y="17.348cm" presentation:class="page-number">
        <draw:text-box>
          <text:p text:style-name="P5"><text:span text:style-name="T2"><text:page-number>1</text:page-number></text:span></text:p>
        </draw:text-box>
      </draw:frame>
      <presentation:notes style:page-layout-name="PM0">
        <draw:rect draw:style-name="gr3" draw:text-style-name="P6" draw:layer="backgroundobjects" svg:width="19.05cm" svg:height="25.4cm" svg:x="0cm" svg:y="0cm">
          <text:p/>
        </draw:rect>
        <draw:page-thumbnail presentation:style-name="Default-title" draw:layer="backgroundobjects" svg:width="9.997cm" svg:height="9.998cm" svg:x="-0.001cm" svg:y="-0.001cm" presentation:class="page"/>
        <draw:frame presentation:style-name="Default-notes" draw:layer="backgroundobjects" svg:width="15.236cm" svg:height="11.427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1$Build-8990</meta:generator>
    <dc:title>Apresentação do PowerPoint</dc:title>
    <meta:creation-date>2006-01-20T19:12:24</meta:creation-date>
    <dc:date>2006-03-30T16:13:05</dc:date>
    <meta:print-date>2006-01-20T19:12:24</meta:print-date>
    <dc:language>en-US</dc:language>
    <meta:editing-cycles>4</meta:editing-cycles>
    <meta:editing-duration>PT8M2S</meta:editing-duration>
    <meta:user-defined meta:name="Info 1"/>
    <meta:user-defined meta:name="Info 2"/>
    <meta:user-defined meta:name="Info 3"/>
    <meta:user-defined meta:name="Info 4"/>
    <meta:document-statistic meta:object-count="43"/>
  </office:meta>
</office:document-meta>
</file>